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eb613d"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eb613d" draw:fill-image-width="0cm" draw:fill-image-height="0cm" draw:textarea-horizontal-align="justify" draw:textarea-vertical-align="middle" draw:auto-grow-height="false" fo:min-height="0cm" fo:min-width="0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82cm" fo:min-width="1.5cm"/>
    </style:style>
    <style:style style:name="pr1" style:family="presentation" style:parent-style-name="lyt-cool-title">
      <style:graphic-properties draw:fill-color="#ffffff"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notes">
      <style:graphic-properties draw:fill-color="#ffffff" draw:auto-grow-height="true" fo:min-height="11.41cm"/>
    </style:style>
    <style:style style:name="pr4" style:family="presentation" style:parent-style-name="lyt-cool-outline1">
      <style:graphic-properties draw:auto-grow-height="true" fo:min-height="13.23cm"/>
    </style:style>
    <style:style style:name="pr5" style:family="presentation" style:parent-style-name="lyt-cool-title">
      <style:graphic-properties fo:min-height="3.507cm"/>
    </style:style>
    <style:style style:name="pr6" style:family="presentation" style:parent-style-name="lyt-cool-outline1">
      <style:graphic-properties fo:min-height="13.23cm"/>
    </style:style>
    <style:style style:name="pr7" style:family="presentation" style:parent-style-name="lyt-cool-notes">
      <style:graphic-properties draw:fill-color="#ffffff" fo:min-height="11.4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size-asian="32pt"/>
    </style:style>
    <style:style style:name="P3" style:family="paragraph">
      <style:paragraph-properties fo:margin-left="0cm" fo:margin-right="0cm" fo:text-indent="0cm"/>
      <style:text-properties style:font-size-asian="24pt"/>
    </style:style>
    <style:style style:name="P4" style:family="paragraph">
      <style:paragraph-properties fo:margin-left="0cm" fo:margin-right="0cm" fo:text-indent="0cm"/>
      <style:text-properties fo:font-size="26pt" style:font-size-asian="26pt" style:font-size-complex="26pt"/>
    </style:style>
    <style:style style:name="P5" style:family="paragraph">
      <style:text-properties fo:font-size="26pt" style:font-size-asian="26pt" style:font-size-complex="26pt"/>
    </style:style>
    <style:style style:name="P6" style:family="paragraph">
      <style:text-properties fo:font-size="40pt" style:font-size-asian="40pt" style:font-size-complex="40pt"/>
    </style:style>
    <style:style style:name="P7" style:family="paragraph">
      <style:paragraph-properties fo:margin-left="0cm" fo:margin-right="0cm" fo:text-indent="0cm"/>
      <style:text-properties fo:font-size="40pt" style:font-size-asian="40pt" style:font-size-complex="40pt"/>
    </style:style>
    <style:style style:name="P8" style:family="paragraph">
      <style:text-properties fo:font-size="44pt" style:font-size-asian="44pt" style:font-size-complex="44pt"/>
    </style:style>
    <style:style style:name="P9" style:family="paragraph">
      <style:paragraph-properties fo:margin-left="0cm" fo:margin-right="0cm" fo:text-indent="0cm"/>
      <style:text-properties fo:font-size="44pt" style:font-size-asian="44pt" style:font-size-complex="44pt"/>
    </style:style>
    <style:style style:name="P10" style:family="paragraph">
      <style:text-properties fo:font-size="28pt" style:font-size-asian="28pt" style:font-size-complex="28pt"/>
    </style:style>
    <style:style style:name="P11" style:family="paragraph">
      <style:paragraph-properties fo:margin-left="0cm" fo:margin-right="0cm" fo:text-indent="0cm"/>
      <style:text-properties fo:font-size="28pt" style:font-size-asian="28pt" style:font-size-complex="28pt"/>
    </style:style>
    <style:style style:name="P12" style:family="paragraph">
      <style:text-properties fo:font-family="メイリオ" style:font-family-generic="modern" style:font-pitch="variable"/>
    </style:style>
    <style:style style:name="P13" style:family="paragraph">
      <style:paragraph-properties fo:text-align="center"/>
      <style:text-properties fo:font-family="メイリオ" style:font-family-generic="modern" style:font-pitch="variable"/>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1cm" svg:height="3.507cm" svg:x="2.058cm" svg:y="1.543cm" presentation:class="title">
          <draw:text-box>
            <text:p>Android勉強会<text:line-break/>2010年上期成果報告</text:p>
          </draw:text-box>
        </draw:frame>
        <draw:frame presentation:style-name="pr2" draw:text-style-name="P2" draw:layer="layout" svg:width="23.911cm" svg:height="13.23cm" svg:x="2.058cm" svg:y="5.838cm" presentation:class="subtitle">
          <draw:text-box>
            <text:list text:style-name="L2">
              <text:list-item>
                <text:p text:style-name="P2">齋藤 亮</text:p>
              </text:list-item>
            </text:list>
            <text:p text:style-name="P2"/>
          </draw:text-box>
        </draw:frame>
        <presentation:notes draw:style-name="dp2">
          <office:forms form:automatic-focus="false" form:apply-design-mode="false"/>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draw:text-box draw:corner-radius="0.001cm"/>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成果</text:p>
          </draw:text-box>
        </draw:frame>
        <draw:frame presentation:style-name="pr4" draw:text-style-name="P1" draw:layer="layout" svg:width="23.911cm" svg:height="13.23cm" svg:x="2.058cm" svg:y="5.838cm" presentation:class="outline">
          <draw:text-box>
            <text:list text:style-name="L3">
              <text:list-item>
                <text:p text:style-name="P1">テーマ(目標)</text:p>
                <text:list>
                  <text:list-item>
                    <text:p>データベースのミドルウェア</text:p>
                  </text:list-item>
                </text:list>
              </text:list-item>
              <text:list-item>
                <text:p text:style-name="P1">成果</text:p>
                <text:list>
                  <text:list-item>
                    <text:p>設計をやって，クラスを1,2個作った</text:p>
                  </text:list-item>
                  <text:list-item>
                    <text:p>ビルド通した</text:p>
                  </text:list-item>
                  <text:list-item>
                    <text:p>Toastとかログとかは使えた</text:p>
                  </text:list-item>
                  <text:list-item>
                    <text:p>肝心のDBへの読み書きもできていません</text:p>
                  </text:list-item>
                  <text:list-item>
                    <text:p>7月以降は何も進んでません</text:p>
                  </text:list-item>
                  <text:list-item>
                    <text:p>ごめんなさい</text:p>
                  </text:list-item>
                </text:list>
              </text:list-item>
            </text:list>
            <text:p text:style-name="P1"/>
          </draw:text-box>
        </draw:frame>
        <presentation:notes draw:style-name="dp2">
          <office:forms form:automatic-focus="false" form:apply-design-mode="false"/>
          <draw:page-thumbnail draw:layer="layout" svg:width="13.705cm" svg:height="10.279cm" svg:x="3.647cm" svg:y="2.853cm" draw:page-number="2"/>
          <draw:frame presentation:style-name="pr3" draw:text-style-name="P1" draw:layer="layout" svg:width="14.517cm" svg:height="11.41cm" svg:x="3.249cm" svg:y="14.13cm" presentation:class="notes" presentation:placeholder="true">
            <draw:text-box draw:corner-radius="0.001cm"/>
          </draw:frame>
        </presentation:notes>
      </draw:page>
      <draw:page draw:name="page3" draw:style-name="dp1" draw:master-page-name="lyt-cool" presentation:presentation-page-layout-name="AL2T1">
        <office:forms form:automatic-focus="false" form:apply-design-mode="false"/>
        <draw:frame presentation:style-name="pr5" draw:layer="layout" svg:width="23.911cm" svg:height="3.507cm" svg:x="2.058cm" svg:y="1.543cm" presentation:class="title">
          <draw:text-box>
            <text:p>反省点</text:p>
          </draw:text-box>
        </draw:frame>
        <draw:frame presentation:style-name="pr6" draw:layer="layout" svg:width="23.911cm" svg:height="13.561cm" svg:x="2.058cm" svg:y="5.838cm" presentation:class="outline" presentation:user-transformed="true">
          <draw:text-box>
            <text:list text:style-name="L3">
              <text:list-item>
                <text:p>Androidの開発環境は，PCスペックがそれなりによいものじゃないとキツい(言い訳)</text:p>
                <text:list>
                  <text:list-item>
                    <text:p>我が家の財政上，これ以上は望めません</text:p>
                  </text:list-item>
                </text:list>
              </text:list-item>
              <text:list-item>
                <text:p>家でやるとまとまった時間がほとんどとれないので，断続的にでもできるように，すぐに始めて，すぐに動かせるべき</text:p>
                <text:list>
                  <text:list-item>
                    <text:p>ADBとかをCygwinのコマンドラインから動かす方法くらいは勉強するべきだった</text:p>
                  </text:list-item>
                  <text:list-item>
                    <text:p>どちらにしても，シミュレータが重いのはどうにもならないと思うけど</text:p>
                  </text:list-item>
                </text:list>
              </text:list-item>
              <text:list-item>
                <text:p>やっぱり定期的に何かしないと，やる気は続きませんね</text:p>
              </text:list-item>
            </text:list>
          </draw:text-box>
        </draw:frame>
        <presentation:notes draw:style-name="dp2">
          <draw:page-thumbnail draw:style-name="gr1" draw:layer="layout" svg:width="13.705cm" svg:height="10.279cm" svg:x="3.647cm" svg:y="2.853cm" draw:page-number="3" presentation:class="page"/>
          <draw:frame presentation:style-name="pr7" draw:layer="layout" svg:width="14.517cm" svg:height="11.41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裏のテーマと成果①</text:p>
          </draw:text-box>
        </draw:frame>
        <draw:frame presentation:style-name="pr4" draw:text-style-name="P4" draw:layer="layout" svg:width="23.911cm" svg:height="13.786cm" svg:x="2.058cm" svg:y="5.838cm" presentation:class="outline" presentation:user-transformed="true">
          <draw:text-box>
            <text:list text:style-name="L3">
              <text:list-item>
                <text:p text:style-name="P4">テーマ</text:p>
                <text:list>
                  <text:list-item>
                    <text:p text:style-name="P5">勉強会という文化の定着</text:p>
                  </text:list-item>
                </text:list>
              </text:list-item>
              <text:list-item>
                <text:p text:style-name="P5">成果</text:p>
                <text:list>
                  <text:list-item>
                    <text:p text:style-name="P5">仕事ではないということを名言しても，人が集まることがわかった</text:p>
                  </text:list-item>
                  <text:list-item>
                    <text:p text:style-name="P5">Androidに関係なくてもいいからもっと情報をメールに流せばみんな反応してくれる</text:p>
                    <text:list>
                      <text:list-item>
                        <text:p text:style-name="P5">実際，OSC2010を紹介したら孫さんと小林さんが参加してくれた</text:p>
                      </text:list-item>
                    </text:list>
                  </text:list-item>
                </text:list>
              </text:list-item>
              <text:list-item>
                <text:p text:style-name="P5">反省点</text:p>
                <text:list>
                  <text:list-item>
                    <text:p text:style-name="P5">7月以降は勉強会の活動が急激にSTOPした</text:p>
                    <text:list>
                      <text:list-item>
                        <text:p text:style-name="P5">活動主体をWeb上に移した後でも，定期報告とかするルールにしとけばよかったかなぁ．．．</text:p>
                      </text:list-item>
                      <text:list-item>
                        <text:p text:style-name="P5">定期的に顔をあわせるほうがよい?</text:p>
                      </text:list-item>
                      <text:list-item>
                        <text:p text:style-name="P5">チャット使わなかったなぁ．．．</text:p>
                      </text:list-item>
                    </text:list>
                  </text:list-item>
                </text:list>
              </text:list-item>
            </text:list>
          </draw:text-box>
        </draw:frame>
        <presentation:notes draw:style-name="dp2">
          <office:forms form:automatic-focus="false" form:apply-design-mode="false"/>
          <draw:page-thumbnail draw:layer="layout" svg:width="13.705cm" svg:height="10.279cm" svg:x="3.647cm" svg:y="2.853cm" draw:page-number="4"/>
          <draw:frame presentation:style-name="pr3" draw:text-style-name="P3" draw:layer="layout" svg:width="14.517cm" svg:height="11.41cm" svg:x="3.249cm" svg:y="14.13cm" presentation:class="notes" presentation:placeholder="true">
            <draw:text-box draw:corner-radius="0.001cm"/>
          </draw:frame>
        </presentation:notes>
      </draw:page>
      <draw:page draw:name="page5"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裏のテーマと成果②</text:p>
          </draw:text-box>
        </draw:frame>
        <draw:frame presentation:style-name="pr4" draw:text-style-name="P1" draw:layer="layout" svg:width="23.911cm" svg:height="13.23cm" svg:x="2.058cm" svg:y="5.177cm" presentation:class="outline" presentation:user-transformed="true">
          <draw:text-box>
            <text:list text:style-name="L3">
              <text:list-item>
                <text:p text:style-name="P1">テーマ</text:p>
                <text:list>
                  <text:list-item>
                    <text:p>人材発掘</text:p>
                  </text:list-item>
                </text:list>
              </text:list-item>
              <text:list-item>
                <text:p>成果</text:p>
                <text:list>
                  <text:list-item>
                    <text:p>誰か，PADで一緒に働いてください</text:p>
                    <text:list>
                      <text:list-item>
                        <text:p>林さん，PANASONICとかどうよ?</text:p>
                      </text:list-item>
                    </text:list>
                  </text:list-item>
                </text:list>
              </text:list-item>
            </text:list>
          </draw:text-box>
        </draw:frame>
        <presentation:notes draw:style-name="dp2">
          <office:forms form:automatic-focus="false" form:apply-design-mode="false"/>
          <draw:page-thumbnail draw:layer="layout" svg:width="13.705cm" svg:height="10.279cm" svg:x="3.647cm" svg:y="2.853cm" draw:page-number="5"/>
          <draw:frame presentation:style-name="pr3" draw:text-style-name="P3" draw:layer="layout" svg:width="14.517cm" svg:height="11.41cm" svg:x="3.249cm" svg:y="14.13cm" presentation:class="notes" presentation:placeholder="true">
            <draw:text-box draw:corner-radius="0.001cm"/>
          </draw:frame>
        </presentation:notes>
      </draw:page>
      <draw:page draw:name="page6" draw:style-name="dp1" draw:master-page-name="lyt-cool" presentation:presentation-page-layout-name="AL2T1">
        <office:forms form:automatic-focus="false" form:apply-design-mode="false"/>
        <draw:frame presentation:style-name="pr1" draw:text-style-name="P1" draw:layer="layout" svg:width="23.911cm" svg:height="3.507cm" svg:x="2.058cm" svg:y="1.543cm" presentation:class="title">
          <draw:text-box>
            <text:p>他の勉強</text:p>
          </draw:text-box>
        </draw:frame>
        <draw:frame presentation:style-name="pr4" draw:text-style-name="P1" draw:layer="layout" svg:width="23.911cm" svg:height="13.23cm" svg:x="2.058cm" svg:y="5.838cm" presentation:class="outline" presentation:user-transformed="true">
          <draw:text-box>
            <text:list text:style-name="L3">
              <text:list-item>
                <text:p>目次</text:p>
                <text:list>
                  <text:list-item>
                    <text:p>Linux/FreeBSDのデバイスドライバ</text:p>
                  </text:list-item>
                  <text:list-item>
                    <text:p>redmine</text:p>
                  </text:list-item>
                  <text:list-item>
                    <text:p>git</text:p>
                  </text:list-item>
                  <text:list-item>
                    <text:p>テスト駆動開発</text:p>
                  </text:list-item>
                </text:list>
              </text:list-item>
            </text:list>
          </draw:text-box>
        </draw:frame>
        <presentation:notes draw:style-name="dp2">
          <office:forms form:automatic-focus="false" form:apply-design-mode="false"/>
          <draw:page-thumbnail draw:layer="layout" svg:width="13.705cm" svg:height="10.279cm" svg:x="3.647cm" svg:y="2.853cm" draw:page-number="6"/>
          <draw:frame presentation:style-name="pr3" draw:text-style-name="P3" draw:layer="layout" svg:width="14.517cm" svg:height="11.41cm" svg:x="3.249cm" svg:y="14.13cm" presentation:class="notes" presentation:placeholder="true">
            <draw:text-box draw:corner-radius="0.001cm"/>
          </draw:frame>
        </presentation:notes>
      </draw:page>
      <draw:page draw:name="page7" draw:style-name="dp1" draw:master-page-name="lyt-cool" presentation:presentation-page-layout-name="AL2T1">
        <office:forms form:automatic-focus="false" form:apply-design-mode="false"/>
        <draw:frame presentation:style-name="pr1" draw:text-style-name="P7" draw:layer="layout" svg:width="23.911cm" svg:height="3.507cm" svg:x="2.058cm" svg:y="1.543cm" presentation:class="title" presentation:user-transformed="true">
          <draw:text-box>
            <text:p text:style-name="P6">Linux/FreeBSDのデバイスドライバ</text:p>
          </draw:text-box>
        </draw:frame>
        <draw:frame presentation:style-name="pr4" draw:text-style-name="P1" draw:layer="layout" svg:width="23.911cm" svg:height="13.23cm" svg:x="2.058cm" svg:y="5.838cm" presentation:class="outline" presentation:user-transformed="true">
          <draw:text-box>
            <text:list text:style-name="L3">
              <text:list-item>
                <text:p>上期目標</text:p>
                <text:list>
                  <text:list-item>
                    <text:p>ブロックデバイス・ブロックIOと，ファイルシステムについて調べて資料を書く</text:p>
                  </text:list-item>
                </text:list>
              </text:list-item>
              <text:list-item>
                <text:p>成果</text:p>
                <text:list>
                  <text:list-item>
                    <text:p>全然かけませんでした</text:p>
                    <text:list>
                      <text:list-item>
                        <text:p>下期にリベンジします</text:p>
                      </text:list-item>
                    </text:list>
                  </text:list-item>
                </text:list>
              </text:list-item>
            </text:list>
          </draw:text-box>
        </draw:frame>
        <presentation:notes draw:style-name="dp2">
          <office:forms form:automatic-focus="false" form:apply-design-mode="false"/>
          <draw:page-thumbnail draw:layer="layout" svg:width="13.705cm" svg:height="10.279cm" svg:x="3.647cm" svg:y="2.853cm" draw:page-number="7"/>
          <draw:frame presentation:style-name="pr3" draw:text-style-name="P3" draw:layer="layout" svg:width="14.517cm" svg:height="11.41cm" svg:x="3.249cm" svg:y="14.13cm" presentation:class="notes" presentation:placeholder="true">
            <draw:text-box draw:corner-radius="0.001cm"/>
          </draw:frame>
        </presentation:notes>
      </draw:page>
      <draw:page draw:name="page8" draw:style-name="dp1" draw:master-page-name="lyt-cool" presentation:presentation-page-layout-name="AL2T1">
        <office:forms form:automatic-focus="false" form:apply-design-mode="false"/>
        <draw:frame presentation:style-name="pr1" draw:text-style-name="P9" draw:layer="layout" svg:width="23.911cm" svg:height="3.507cm" svg:x="2.058cm" svg:y="1.543cm" presentation:class="title" presentation:user-transformed="true">
          <draw:text-box>
            <text:p text:style-name="P8">redmine</text:p>
          </draw:text-box>
        </draw:frame>
        <draw:frame presentation:style-name="pr4" draw:text-style-name="P11" draw:layer="layout" svg:width="23.911cm" svg:height="14.806cm" svg:x="2.058cm" svg:y="5.838cm" presentation:class="outline" presentation:user-transformed="true">
          <draw:text-box>
            <text:list text:style-name="L3">
              <text:list-item>
                <text:p text:style-name="P10">なにそれ?</text:p>
                <text:list>
                  <text:list-item>
                    <text:p text:style-name="P10">Ruby on Railsで作られたバグトラッキングシステム</text:p>
                  </text:list-item>
                  <text:list-item>
                    <text:p text:style-name="P10">rubyと，データベースソフトがあれば動作可能</text:p>
                  </text:list-item>
                  <text:list-item>
                    <text:p text:style-name="P10">cvsやsvnと連携可能</text:p>
                  </text:list-item>
                  <text:list-item>
                    <text:p text:style-name="P10">プラグインで機能追加も可能</text:p>
                  </text:list-item>
                </text:list>
              </text:list-item>
              <text:list-item>
                <text:p text:style-name="P10">何をした?</text:p>
                <text:list>
                  <text:list-item>
                    <text:p text:style-name="P10">PADで個人PCでcygwin+ruby+sqlite3で環境を作成した</text:p>
                  </text:list-item>
                  <text:list-item>
                    <text:p text:style-name="P10">開発アイテム，バグ，TODOの管理に使用</text:p>
                    <text:list>
                      <text:list-item>
                        <text:p text:style-name="P10">使い方は自由に設定可能(チケット/トラッカー)</text:p>
                      </text:list-item>
                    </text:list>
                  </text:list-item>
                  <text:list-item>
                    <text:p text:style-name="P10">Excelの工数管理と組み合わせて，開発メトリクスを取って，品質を測るための仕組みを作成中(基礎的な部分はできました)</text:p>
                  </text:list-item>
                </text:list>
              </text:list-item>
            </text:list>
          </draw:text-box>
        </draw:frame>
        <presentation:notes draw:style-name="dp2">
          <office:forms form:automatic-focus="false" form:apply-design-mode="false"/>
          <draw:page-thumbnail draw:layer="layout" svg:width="13.705cm" svg:height="10.279cm" svg:x="3.647cm" svg:y="2.853cm" draw:page-number="8"/>
          <draw:frame presentation:style-name="pr3" draw:text-style-name="P3" draw:layer="layout" svg:width="14.517cm" svg:height="11.41cm" svg:x="3.249cm" svg:y="14.13cm" presentation:class="notes" presentation:placeholder="true">
            <draw:text-box draw:corner-radius="0.001cm"/>
          </draw:frame>
        </presentation:notes>
      </draw:page>
      <draw:page draw:name="page9" draw:style-name="dp1" draw:master-page-name="lyt-cool" presentation:presentation-page-layout-name="AL3T19">
        <office:forms form:automatic-focus="false" form:apply-design-mode="false"/>
        <draw:frame presentation:style-name="pr1" draw:text-style-name="P9" draw:layer="layout" svg:width="23.911cm" svg:height="3.507cm" svg:x="2.058cm" svg:y="1.543cm" presentation:class="title" presentation:user-transformed="true">
          <draw:text-box>
            <text:p text:style-name="P8">redmine</text:p>
          </draw:text-box>
        </draw:frame>
        <draw:rect draw:style-name="gr2" draw:text-style-name="P12" draw:id="id7" draw:layer="layout" svg:width="5.4cm" svg:height="1.5cm" svg:x="4cm" svg:y="8.5cm">
          <text:p text:style-name="P12">redmine</text:p>
        </draw:rect>
        <draw:rect draw:style-name="gr2" draw:text-style-name="P12" draw:id="id11" draw:layer="layout" svg:width="4.5cm" svg:height="1.5cm" svg:x="3.6cm" svg:y="15.8cm">
          <text:p text:style-name="P12">excel</text:p>
        </draw:rect>
        <draw:rect draw:style-name="gr2" draw:text-style-name="P12" draw:id="id5" draw:layer="layout" svg:width="7cm" svg:height="1.5cm" svg:x="10.8cm" svg:y="10.2cm">
          <text:p text:style-name="P12">シェルスクリプト</text:p>
        </draw:rect>
        <draw:rect draw:style-name="gr2" draw:text-style-name="P12" draw:id="id6" draw:layer="layout" svg:width="6cm" svg:height="1.5cm" svg:x="11.3cm" svg:y="13.3cm">
          <text:p text:style-name="P12">かぞえチャオ</text:p>
        </draw:rect>
        <draw:rect draw:style-name="gr2" draw:text-style-name="P12" draw:id="id4" draw:layer="layout" svg:width="4cm" svg:height="1.5cm" svg:x="22.8cm" svg:y="14.7cm">
          <text:p text:style-name="P12">svn</text:p>
        </draw:rect>
        <draw:custom-shape draw:style-name="gr3" draw:text-style-name="P13" draw:id="id10" draw:layer="layout" svg:width="4.5cm" svg:height="1.5cm" svg:x="3.6cm" svg:y="13.3cm">
          <text:p text:style-name="P13">作業工数</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id="id3" draw:layer="layout" svg:width="5.2cm" svg:height="1.5cm" svg:x="22.2cm" svg:y="5.6cm">
          <text:p text:style-name="P13">修正コード</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id="id2" draw:layer="layout" svg:width="6.566cm" svg:height="1.645cm" svg:x="11.034cm" svg:y="7.4cm">
          <text:p text:style-name="P13">変更リビジョン</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3" draw:id="id1" draw:layer="layout" svg:width="7.375cm" svg:height="1.715cm" svg:x="3cm" svg:y="5.5cm">
          <text:p text:style-name="P13">バグの情報など</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2" draw:layer="layout" svg:x1="10.375cm" svg:y1="6.357cm" svg:x2="14.317cm" svg:y2="7.4cm" draw:start-shape="id1" draw:start-glue-point="1" draw:end-shape="id2" draw:end-glue-point="0" svg:d="m10375 6357h3942v1043">
          <text:p/>
        </draw:connector>
        <draw:connector draw:style-name="gr4" draw:text-style-name="P12" draw:layer="layout" svg:x1="24.8cm" svg:y1="7.1cm" svg:x2="24.8cm" svg:y2="14.7cm" draw:start-shape="id3" draw:start-glue-point="2" draw:end-shape="id4" svg:d="m24800 7100v7600">
          <text:p/>
        </draw:connector>
        <draw:connector draw:style-name="gr4" draw:text-style-name="P12" draw:layer="layout" svg:x1="14.317cm" svg:y1="9.045cm" svg:x2="14.3cm" svg:y2="10.2cm" draw:start-shape="id2" draw:end-shape="id5" svg:d="m14317 9045v578h-17v577">
          <text:p/>
        </draw:connector>
        <draw:connector draw:style-name="gr4" draw:text-style-name="P12" draw:layer="layout" svg:x1="14.3cm" svg:y1="11.7cm" svg:x2="14.3cm" svg:y2="13.3cm" draw:start-shape="id5" draw:start-glue-point="2" draw:end-shape="id6" draw:end-glue-point="0" svg:d="m14300 11700v1600">
          <text:p/>
        </draw:connector>
        <draw:connector draw:style-name="gr4" draw:text-style-name="P12" draw:layer="layout" svg:x1="6.687cm" svg:y1="7.215cm" svg:x2="6.7cm" svg:y2="8.5cm" draw:start-shape="id1" draw:end-shape="id7" draw:end-glue-point="0" svg:d="m6687 7215v643h13v642">
          <text:p/>
        </draw:connector>
        <draw:custom-shape draw:style-name="gr3" draw:text-style-name="P13" draw:id="id8" draw:layer="layout" svg:width="4.5cm" svg:height="1.5cm" svg:x="18.8cm" svg:y="11.8cm">
          <text:p text:style-name="P13">コード</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2" draw:layer="layout" svg:x1="22.8cm" svg:y1="15.45cm" svg:x2="21.05cm" svg:y2="13.3cm" draw:start-shape="id4" draw:start-glue-point="3" draw:end-shape="id8" svg:d="m22800 15450h-1750v-2150">
          <text:p/>
        </draw:connector>
        <draw:connector draw:style-name="gr4" draw:text-style-name="P12" draw:layer="layout" svg:x1="18.8cm" svg:y1="12.55cm" svg:x2="14.3cm" svg:y2="13.3cm" draw:start-shape="id8" draw:start-glue-point="3" draw:end-shape="id6" draw:end-glue-point="0" svg:d="m18800 12550h-4500v750">
          <text:p/>
        </draw:connector>
        <draw:connector draw:style-name="gr4" draw:text-style-name="P12" draw:layer="layout" svg:x1="17.8cm" svg:y1="10.95cm" svg:x2="24.8cm" svg:y2="14.7cm" draw:start-shape="id5" draw:start-glue-point="1" draw:end-shape="id4" draw:end-glue-point="0" svg:d="m17800 10950h7000v3750">
          <text:p/>
        </draw:connector>
        <draw:custom-shape draw:style-name="gr3" draw:text-style-name="P13" draw:id="id9" draw:layer="layout" svg:width="6cm" svg:height="1.5cm" svg:x="11.3cm" svg:y="15.8cm">
          <text:p text:style-name="P13">変更STEP数</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2" draw:layer="layout" svg:x1="14.3cm" svg:y1="14.8cm" svg:x2="14.3cm" svg:y2="15.8cm" draw:start-shape="id6" draw:start-glue-point="2" draw:end-shape="id9" svg:d="m14300 14800v1000">
          <text:p/>
        </draw:connector>
        <draw:connector draw:style-name="gr4" draw:text-style-name="P12" draw:layer="layout" svg:x1="5.85cm" svg:y1="14.8cm" svg:x2="5.85cm" svg:y2="15.8cm" draw:start-shape="id10" draw:end-shape="id11" draw:end-glue-point="0" svg:d="m5850 14800v1000">
          <text:p/>
        </draw:connector>
        <draw:connector draw:style-name="gr4" draw:text-style-name="P12" draw:layer="layout" svg:x1="11.3cm" svg:y1="16.55cm" svg:x2="8.1cm" svg:y2="16.55cm" draw:start-shape="id9" draw:end-shape="id11" svg:d="m11300 16550h-3200">
          <text:p/>
        </draw:connector>
        <draw:custom-shape draw:style-name="gr5" draw:text-style-name="P13" draw:id="id12" draw:layer="layout" svg:width="4.5cm" svg:height="1.5cm" svg:x="3.6cm" svg:y="18.3cm">
          <text:p text:style-name="P13">開発品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2" draw:layer="layout" svg:x1="5.85cm" svg:y1="17.3cm" svg:x2="5.85cm" svg:y2="18.3cm" draw:start-shape="id11" draw:start-glue-point="2" draw:end-shape="id12" draw:end-glue-point="0" svg:d="m5850 17300v1000">
          <text:p/>
        </draw:connector>
        <presentation:notes draw:style-name="dp2">
          <office:forms form:automatic-focus="false" form:apply-design-mode="false"/>
          <draw:page-thumbnail draw:layer="layout" svg:width="13.705cm" svg:height="10.279cm" svg:x="3.647cm" svg:y="2.853cm" draw:page-number="9"/>
          <draw:frame presentation:style-name="pr3" draw:text-style-name="P3" draw:layer="layout" svg:width="14.517cm" svg:height="11.41cm" svg:x="3.249cm" svg:y="14.13cm" presentation:class="notes" presentation:placeholder="true">
            <draw:text-box draw:corner-radius="0.001cm"/>
          </draw:frame>
        </presentation:notes>
      </draw:page>
      <draw:page draw:name="page10" draw:style-name="dp1" draw:master-page-name="lyt-cool" presentation:presentation-page-layout-name="AL2T1">
        <office:forms form:automatic-focus="false" form:apply-design-mode="false"/>
        <draw:frame presentation:style-name="pr1" draw:text-style-name="P9" draw:layer="layout" svg:width="23.911cm" svg:height="3.507cm" svg:x="2.058cm" svg:y="1.543cm" presentation:class="title" presentation:user-transformed="true">
          <draw:text-box>
            <text:p text:style-name="P8">git</text:p>
          </draw:text-box>
        </draw:frame>
        <draw:frame presentation:style-name="pr4" draw:text-style-name="P1" draw:layer="layout" svg:width="23.911cm" svg:height="14.691cm" svg:x="2.058cm" svg:y="5.838cm" presentation:class="outline" presentation:user-transformed="true">
          <draw:text-box>
            <text:list text:style-name="L3">
              <text:list-item>
                <text:p>なにそれ?</text:p>
                <text:list>
                  <text:list-item>
                    <text:p>分散開発に向いたバージョン管理システム</text:p>
                  </text:list-item>
                  <text:list-item>
                    <text:p>Linux作者のリーナスが作った</text:p>
                  </text:list-item>
                </text:list>
              </text:list-item>
              <text:list-item>
                <text:p>なにをした?</text:p>
                <text:list>
                  <text:list-item>
                    <text:p>Android勉強会向けのコードは，githubに登録した</text:p>
                  </text:list-item>
                  <text:list-item>
                    <text:p>gitはまだあまり使い慣れてません</text:p>
                    <text:list>
                      <text:list-item>
                        <text:p>まず，Androidのコードを書いていないことが問題かと</text:p>
                      </text:list-item>
                    </text:list>
                  </text:list-item>
                </text:list>
              </text:list-item>
              <text:list-item>
                <text:p>github</text:p>
                <text:list>
                  <text:list-item>
                    <text:p>gitでもhttpでもアクセスできる</text:p>
                  </text:list-item>
                  <text:list-item>
                    <text:p>他の人からも見える</text:p>
                  </text:list-item>
                  <text:list-item>
                    <text:p>ソースコードの共有に便利</text:p>
                  </text:list-item>
                </text:list>
              </text:list-item>
            </text:list>
          </draw:text-box>
        </draw:frame>
        <presentation:notes draw:style-name="dp2">
          <office:forms form:automatic-focus="false" form:apply-design-mode="false"/>
          <draw:page-thumbnail draw:layer="layout" svg:width="13.705cm" svg:height="10.279cm" svg:x="3.647cm" svg:y="2.853cm" draw:page-number="10"/>
          <draw:frame presentation:style-name="pr3" draw:text-style-name="P3" draw:layer="layout" svg:width="14.517cm" svg:height="11.41cm" svg:x="3.249cm" svg:y="14.13cm" presentation:class="notes" presentation:placeholder="true">
            <draw:text-box draw:corner-radius="0.001cm"/>
          </draw:frame>
        </presentation:notes>
      </draw:page>
      <draw:page draw:name="page11" draw:style-name="dp1" draw:master-page-name="lyt-cool" presentation:presentation-page-layout-name="AL3T19">
        <office:forms form:automatic-focus="false" form:apply-design-mode="false"/>
        <draw:rect draw:style-name="gr6" draw:layer="layout" svg:width="9.5cm" svg:height="7cm" svg:x="15.286cm" svg:y="11.949cm">
          <text:p/>
        </draw:rect>
        <draw:frame presentation:style-name="pr1" draw:text-style-name="P9" draw:layer="layout" svg:width="23.911cm" svg:height="3.507cm" svg:x="2.058cm" svg:y="1.543cm" presentation:class="title">
          <draw:text-box>
            <text:p text:style-name="P8">git</text:p>
          </draw:text-box>
        </draw:frame>
        <draw:ellipse draw:style-name="gr2" draw:layer="layout" svg:width="6cm" svg:height="2cm" svg:x="5cm" svg:y="9.5cm">
          <text:p>repository</text:p>
        </draw:ellipse>
        <draw:frame draw:style-name="gr7" draw:layer="layout" svg:width="3.981cm" svg:height="0.848cm" svg:x="5.5cm" svg:y="8cm">
          <draw:text-box>
            <text:p>svnの場合</text:p>
          </draw:text-box>
        </draw:frame>
        <draw:ellipse draw:style-name="gr2" draw:layer="layout" svg:width="6cm" svg:height="2cm" svg:x="5cm" svg:y="15cm">
          <text:p>local</text:p>
        </draw:ellipse>
        <draw:line draw:style-name="gr4" draw:layer="layout" svg:x1="7cm" svg:y1="12cm" svg:x2="7cm" svg:y2="14.5cm">
          <text:p/>
        </draw:line>
        <draw:frame draw:style-name="gr7" draw:layer="layout" svg:width="2.119cm" svg:height="1.695cm" svg:x="4.5cm" svg:y="12.5cm">
          <draw:text-box>
            <text:p>check</text:p>
            <text:p>out</text:p>
          </draw:text-box>
        </draw:frame>
        <draw:line draw:style-name="gr4" draw:layer="layout" svg:x1="8.5cm" svg:y1="14.5cm" svg:x2="8.5cm" svg:y2="12cm">
          <text:p/>
        </draw:line>
        <draw:frame draw:style-name="gr7" draw:layer="layout" svg:width="2.542cm" svg:height="0.848cm" svg:x="8.958cm" svg:y="12.652cm">
          <draw:text-box>
            <text:p>commit</text:p>
          </draw:text-box>
        </draw:frame>
        <draw:ellipse draw:style-name="gr2" draw:layer="layout" svg:width="6cm" svg:height="2cm" svg:x="17.286cm" svg:y="7.649cm">
          <text:p>repository</text:p>
        </draw:ellipse>
        <draw:frame draw:style-name="gr7" draw:layer="layout" svg:width="3.981cm" svg:height="0.848cm" svg:x="17.786cm" svg:y="6.149cm">
          <draw:text-box>
            <text:p>gitの場合</text:p>
          </draw:text-box>
        </draw:frame>
        <draw:ellipse draw:style-name="gr2" draw:layer="layout" svg:width="6cm" svg:height="2cm" svg:x="17.286cm" svg:y="12.149cm">
          <text:p>local git</text:p>
        </draw:ellipse>
        <draw:line draw:style-name="gr4" draw:layer="layout" svg:x1="19.286cm" svg:y1="9.949cm" svg:x2="19.286cm" svg:y2="11.649cm">
          <text:p/>
        </draw:line>
        <draw:frame draw:style-name="gr8" draw:layer="layout" svg:width="1.695cm" svg:height="0.848cm" svg:x="17.091cm" svg:y="10.149cm">
          <draw:text-box>
            <text:p>pull</text:p>
          </draw:text-box>
        </draw:frame>
        <draw:line draw:style-name="gr4" draw:layer="layout" svg:x1="20.786cm" svg:y1="11.649cm" svg:x2="20.786cm" svg:y2="9.949cm">
          <text:p/>
        </draw:line>
        <draw:frame draw:style-name="gr7" draw:layer="layout" svg:width="1.695cm" svg:height="0.848cm" svg:x="21.286cm" svg:y="10.149cm">
          <draw:text-box>
            <text:p>push</text:p>
          </draw:text-box>
        </draw:frame>
        <draw:ellipse draw:style-name="gr2" draw:layer="layout" svg:width="6cm" svg:height="2cm" svg:x="17.286cm" svg:y="16.649cm">
          <text:p>local dir</text:p>
        </draw:ellipse>
        <draw:line draw:style-name="gr4" draw:layer="layout" svg:x1="19.286cm" svg:y1="14.536cm" svg:x2="19.286cm" svg:y2="16.236cm">
          <text:p/>
        </draw:line>
        <draw:frame draw:style-name="gr9" draw:layer="layout" svg:width="3cm" svg:height="0.848cm" svg:x="16.286cm" svg:y="14.801cm">
          <draw:text-box>
            <text:p>(pull)</text:p>
          </draw:text-box>
        </draw:frame>
        <draw:line draw:style-name="gr4" draw:layer="layout" svg:x1="20.786cm" svg:y1="16.236cm" svg:x2="20.786cm" svg:y2="14.536cm">
          <text:p/>
        </draw:line>
        <draw:frame draw:style-name="gr7" draw:layer="layout" svg:width="2.542cm" svg:height="0.848cm" svg:x="21.286cm" svg:y="14.736cm">
          <draw:text-box>
            <text:p>commit</text:p>
          </draw:text-box>
        </draw:frame>
        <draw:frame draw:style-name="gr9" draw:layer="layout" svg:width="3cm" svg:height="0.848cm" svg:x="15.562cm" svg:y="19.184cm">
          <draw:text-box>
            <text:p>local</text:p>
          </draw:text-box>
        </draw:frame>
        <presentation:notes draw:style-name="dp2">
          <office:forms form:automatic-focus="false" form:apply-design-mode="false"/>
          <draw:page-thumbnail draw:layer="layout" svg:width="13.705cm" svg:height="10.279cm" svg:x="3.647cm" svg:y="2.853cm" draw:page-number="11"/>
          <draw:frame presentation:style-name="pr3" draw:text-style-name="P3" draw:layer="layout" svg:width="14.517cm" svg:height="11.41cm" svg:x="3.249cm" svg:y="14.13cm" presentation:class="notes" presentation:placeholder="true">
            <draw:text-box draw:corner-radius="0.001cm"/>
          </draw:frame>
        </presentation:notes>
      </draw:page>
      <draw:page draw:name="page12" draw:style-name="dp1" draw:master-page-name="lyt-cool" presentation:presentation-page-layout-name="AL2T1">
        <office:forms form:automatic-focus="false" form:apply-design-mode="false"/>
        <draw:frame presentation:style-name="pr1" draw:text-style-name="P9" draw:layer="layout" svg:width="23.911cm" svg:height="3.507cm" svg:x="2.058cm" svg:y="1.543cm" presentation:class="title" presentation:user-transformed="true">
          <draw:text-box>
            <text:p text:style-name="P8">テスト駆動開発</text:p>
          </draw:text-box>
        </draw:frame>
        <draw:frame presentation:style-name="pr4" draw:text-style-name="P1" draw:layer="layout" svg:width="23.911cm" svg:height="13.561cm" svg:x="2.058cm" svg:y="5.838cm" presentation:class="outline" presentation:user-transformed="true">
          <draw:text-box>
            <text:list text:style-name="L3">
              <text:list-item>
                <text:p>なにそれ?</text:p>
                <text:list>
                  <text:list-item>
                    <text:p>テストを作って，レグレッションテストを何度でもすぐに実行できる環境を維持しながらソースコードを変更する</text:p>
                  </text:list-item>
                </text:list>
              </text:list-item>
              <text:list-item>
                <text:p>なにをした?</text:p>
                <text:list>
                  <text:list-item>
                    <text:p>名古屋アジャイル勉強会に参加して，ちょっとだけ体験してきました</text:p>
                  </text:list-item>
                  <text:list-item>
                    <text:p>実際に仕事の開発に取り入れるのはまだできていないが，もうちょっとでテスト環境を維持する，という仕組みができそう</text:p>
                    <text:list>
                      <text:list-item>
                        <text:p>もっとテストケースが充実しないと実用性がない．．．</text:p>
                      </text:list-item>
                    </text:list>
                  </text:list-item>
                </text:list>
              </text:list-item>
            </text:list>
          </draw:text-box>
        </draw:frame>
        <presentation:notes draw:style-name="dp2">
          <office:forms form:automatic-focus="false" form:apply-design-mode="false"/>
          <draw:page-thumbnail draw:layer="layout" svg:width="13.705cm" svg:height="10.279cm" svg:x="3.647cm" svg:y="2.853cm" draw:page-number="12"/>
          <draw:frame presentation:style-name="pr3" draw:text-style-name="P3" draw:layer="layout" svg:width="14.517cm" svg:height="11.41cm" svg:x="3.249cm" svg:y="14.13cm" presentation:class="notes" presentation:placeholder="true">
            <draw:text-box draw:corner-radius="0.001cm"/>
          </draw:frame>
        </presentation:notes>
      </draw:page>
      <draw:page draw:name="page13" draw:style-name="dp1" draw:master-page-name="lyt-cool" presentation:presentation-page-layout-name="AL2T1">
        <office:forms form:automatic-focus="false" form:apply-design-mode="false"/>
        <draw:frame presentation:style-name="pr1" draw:text-style-name="P9" draw:layer="layout" svg:width="23.911cm" svg:height="3.507cm" svg:x="2.058cm" svg:y="1.543cm" presentation:class="title" presentation:user-transformed="true">
          <draw:text-box>
            <text:p text:style-name="P8">OpenOffice.org</text:p>
          </draw:text-box>
        </draw:frame>
        <draw:frame presentation:style-name="pr4" draw:text-style-name="P1" draw:layer="layout" svg:width="23.911cm" svg:height="13.23cm" svg:x="2.058cm" svg:y="5.838cm" presentation:class="outline" presentation:user-transformed="true">
          <draw:text-box>
            <text:list text:style-name="L3">
              <text:list-item>
                <text:p>家にPowerPointがないので，今回の資料はOpenOffice.org Impressを使って作りました</text:p>
              </text:list-item>
              <text:list-item>
                <text:p>慣れていないのでPowerPointのつもりで使うと，時々使いづらいことがある</text:p>
                <text:list>
                  <text:list-item>
                    <text:p>箇条書きの2段目の文字サイズが小さくなってくれないとか</text:p>
                  </text:list-item>
                  <text:list-item>
                    <text:p>フォントはあまり好きじゃない</text:p>
                  </text:list-item>
                </text:list>
              </text:list-item>
              <text:list-item>
                <text:p>でも，概ね満足</text:p>
              </text:list-item>
            </text:list>
          </draw:text-box>
        </draw:frame>
        <presentation:notes draw:style-name="dp2">
          <office:forms form:automatic-focus="false" form:apply-design-mode="false"/>
          <draw:page-thumbnail draw:layer="layout" svg:width="13.705cm" svg:height="10.279cm" svg:x="3.647cm" svg:y="2.853cm" draw:page-number="13"/>
          <draw:frame presentation:style-name="pr3" draw:text-style-name="P3" draw:layer="layout" svg:width="14.517cm" svg:height="11.41cm" svg:x="3.249cm" svg:y="14.13cm" presentation:class="notes" presentation:placeholder="true">
            <draw:text-box draw:corner-radius="0.001cm"/>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HG Mincho Light J'" style:font-family-generic="roman" style:font-pitch="variable" fo:font-size="24pt" fo:language="ja" fo:country="JP"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style>
    <style:style style:name="lyt-cool-notes" style:family="presentation">
      <style:graphic-properties draw:stroke="none" draw:fill="none"/>
      <style:text-properties fo:color="#000000"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language-asian="ja" style:country-asian="JP" style:font-style-asian="normal" style:font-weight-asian="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HG-MinchoL-Sun" style:font-style-name="Standard" style:font-family-generic="modern" style:font-pitch="fixed" fo:font-size="32pt" fo:font-style="normal" fo:text-shadow="none" style:text-underline-style="none" fo:font-weight="normal" style:font-family-asian="HG-MinchoL-Sun" style:font-style-name-asian="Standard" style:font-family-generic-asian="modern" style:font-pitch-asian="fixed" style:font-size-asian="32pt" style:language-asian="ja" style:country-asian="JP" style:font-style-asian="normal" style:font-weight-asian="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HG-MinchoL-Sun" style:font-style-name="Fett" style:font-family-generic="modern" style:font-pitch="fixed" fo:font-size="44pt" fo:font-style="normal" fo:text-shadow="none" style:text-underline-style="none" fo:font-weight="bold" style:font-family-asian="HG-MinchoL-Sun" style:font-style-name-asian="Fett" style:font-family-generic-asian="modern" style:font-pitch-asian="fixed" style:font-size-asian="44pt" style:language-asian="ja" style:country-asian="JP" style:font-style-asian="normal" style:font-weight-asian="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opacity-name=""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2"/>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1cm"/>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dc:title>渋好み</dc:title>
    <dc:description>地味な灰色の背景</dc:description>
    <meta:creation-date>2010-10-21T22:29:30.45</meta:creation-date>
    <dc:language>ja-JP</dc:language>
    <meta:editing-cycles>2</meta:editing-cycles>
    <meta:editing-duration>PT00H15M15S</meta:editing-duration>
    <meta:initial-creator>ryo</meta:initial-creator>
    <dc:date>2010-10-22T00:26:15.15</dc:date>
    <dc:creator>ryo</dc:creator>
    <meta:document-statistic meta:object-count="107"/>
    <meta:user-defined meta:name="Info 0"/>
    <meta:user-defined meta:name="Info 1"/>
    <meta:user-defined meta:name="Info 2"/>
    <meta:user-defined meta:name="Info 3"/>
    <meta:template xlink:type="simple" xlink:actuate="onRequest" xlink:title="渋好み" xlink:href="file:///C:/Program%20Files/OpenOffice.org%203/Basis/share/template/ja/layout/lyt-cool.otp"/>
  </office:meta>
</office:document-meta>
</file>